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22cm" svg:height="0.911cm" svg:x="0.233cm" svg:y="0.812cm">
          <draw:text-box>
            <text:p><text:span text:style-name="T1">نکتہ دار لکیر</text:span></text:p>
          </draw:text-box>
        </draw:frame>
        <draw:path draw:style-name="gr2" draw:text-style-name="P2" draw:layer="layout" svg:width="1.203cm" svg:height="0.116cm" draw:transform="skewX (0.0560250689890074) rotate (1.30480814879071) translate (2.86146417549777cm 1.61382035970339cm)" svg:viewBox="0 0 1204 117" svg:d="m0 6374c70 9 138-19 210 9 78 30 157 63 240 80 69 14 142 32 213 20 65-10 132-18 192-46 58-28 124-45 190-53l65-6 68 6 26-1">
          <text:p/>
        </draw:path>
        <draw:path draw:style-name="gr3" draw:text-style-name="P2" draw:layer="layout" svg:width="-1.344cm" svg:height="-1.07cm" svg:x="3.393cm" svg:y="2.021cm" svg:viewBox="0 0 -1345 -1071" svg:d="m409-3259c183-56 319 121 426 235 169 179 289-152 147-265-204-164 169-247 279-308 247-137-121-228-235-221-160 9-302-99-441-176-130-72-304-65-441 29-165 113-154 298-132 456l88 147 147 44 44 29">
          <text:p/>
        </draw:path>
        <draw:path draw:style-name="gr2" draw:text-style-name="P2" draw:layer="layout" svg:width="0.949cm" svg:height="0.572cm" draw:transform="skewX (0.018325957145937) rotate (-1.44879781208141) translate (2.88277561451848cm 2.00056100290693cm)" svg:viewBox="0 0 950 573" svg:d="m0-5232c151-20 297 36 437 86 192 69 187 335 371 418l142 66v0">
          <text:p/>
        </draw:path>
        <draw:line draw:style-name="gr4" draw:text-style-name="P2" draw:layer="layout" svg:x1="3.312cm" svg:y1="1.899cm" svg:x2="3.383cm" svg:y2="1.767cm">
          <text:p/>
        </draw:line>
        <draw:line draw:style-name="gr4" draw:text-style-name="P2" draw:layer="layout" svg:x1="2.865cm" svg:y1="2.377cm" svg:x2="2.885cm" svg:y2="2.265cm">
          <text:p/>
        </draw:line>
        <draw:line draw:style-name="gr4" draw:text-style-name="P2" draw:layer="layout" svg:x1="3.149cm" svg:y1="0.883cm" svg:x2="3.139cm" svg:y2="0.731cm">
          <text:p/>
        </draw:line>
        <draw:frame draw:style-name="gr1" draw:text-style-name="P3" draw:layer="layout" svg:width="1.497cm" svg:height="0.911cm" svg:x="1.188cm" svg:y="2.137cm">
          <draw:text-box>
            <text:p><text:span text:style-name="T2">برقی تار</text:span></text:p>
          </draw:text-box>
          <draw:glue-point draw:id="4" svg:x="-3.664cm" svg:y="-1.459cm"/>
        </draw:frame>
        <draw:frame draw:style-name="gr5" draw:layer="layout" svg:width="2.014cm" svg:height="0.64cm" svg:x="5.791cm" svg:y="0.45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1-04-27T18:24:25</dc:date>
    <dc:creator>khalid khan</dc:creator>
    <meta:editing-duration>PT00H42M03S</meta:editing-duration>
    <meta:editing-cycles>2</meta:editing-cycles>
    <meta:document-statistic meta:object-count="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row>
          <math:mo math:stretchy="false">∮</math:mo>
          <math:mstyle math:fontweight="bold">
            <math:mrow>
              <math:mi>H</math:mi>
            </math:mrow>
          </math:mstyle>
        </math:mrow>
        <math:mo math:stretchy="false">⋅</math:mo>
        <math:mstyle math:fontweight="bold">
          <math:mrow>
            <math:mi math:fontstyle="italic">dl</math:mi>
          </math:mrow>
        </math:mstyle>
      </math:mrow>
    </math:mrow>
    <math:annotation math:encoding="StarMath 5.0">i = lint bold {H} cdot bold {dl}</math:annotation>
  </math:semantics>
</math:math>
</file>